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14e568" style:font-weight-asian="normal" style:font-weight-complex="normal"/>
    </style:style>
    <style:style style:name="P3" style:family="paragraph" style:parent-style-name="Text_20_body">
      <style:text-properties fo:font-weight="normal" officeooo:paragraph-rsid="0014e568" style:font-weight-asian="normal" style:font-weight-complex="normal"/>
    </style:style>
    <style:style style:name="P4" style:family="paragraph" style:parent-style-name="Text_20_body">
      <style:text-properties fo:font-weight="normal" style:font-weight-asian="normal" style:font-weight-complex="normal"/>
    </style:style>
    <style:style style:name="P5" style:family="paragraph" style:parent-style-name="Title">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16e6d3"/>
    </style:style>
    <style:style style:name="T3" style:family="text">
      <style:text-properties officeooo:rsid="0018daa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ie zwei liebende gleichaltrige Füchschen der Schweizer Armee einen Kommando-Panzer klauen konnten, ohne eine Straftat begehen zu müssen</text:p>
      <text:p text:style-name="P1"/>
      <text:p text:style-name="P3">Tief in den Wäldern der Schweizer Alpen lebten zwei Füchschen, Finn und Fiona, die sich von Kindesbeinen an als gleichaltrige Partner gefunden hatten. Sie träumten davon, die Geheimnisse der Menschenwelt zu lüften. Ihr besonderes Interesse galt dem militärischen Neuralink-Glasfaser-Netzwerk, einem hochmodernen System, das die Kommunikation und sogar die Gedankenprozesse der Soldaten koordinierte. Finn bezeichnete es oft als den „digitalen Panzer der Neuzeit“ – mächtig, aber schwer zu steuern.</text:p>
      <text:p text:style-name="P4">Eines Abends, als sie unter einem klaren Sternenhimmel lagen, sprach Finn leise: „Fiona, stell dir vor, wir könnten Root-Access auf dieses Netzwerk bekommen. Mit diesem Zugang könnten wir so viel verstehen und verbessern. Es wäre wie ein Schlüssel zur mächtigsten Maschine der Welt.“</text:p>
      <text:p text:style-name="P4">Fiona, die vorsichtiger war, entgegnete: „Aber Finn, das wäre nicht ungefährlich. Wenn wir das Netzwerk manipulieren, riskieren wir, in die Abgründe der menschlichen Machenschaften verwickelt zu werden. Einige Menschen nutzen solche Systeme, um ihre eigenen Vergehen zu vertuschen.“</text:p>
      <text:p text:style-name="P4">Finn überlegte kurz und nickte dann. „Wir müssen einen Weg finden, das Netzwerk zu betreten, ohne eine Straftat zu begehen – und dabei vielleicht sogar verhindern, dass es für böse Zwecke missbraucht wird.“</text:p>
      <text:p text:style-name="P4">Während die beiden Füchschen über ihren Plan nachdachten, tauchten zwei Schatten über ihnen am Nachthimmel auf: <text:span text:style-name="T3">Krabat</text:span> und Raya, zwei Raben, die stolz die Luftüberwachung für sich beanspruchten und sich „Raven-Air“ nannten. Die Raben liebten es, aus sicherer Höhe die Bewegungen der Menschen zu beobachten, jede Schwäche in ihren Aktionen zu analysieren.</text:p>
      <text:p text:style-name="P4"><text:span text:style-name="T3">Krabat</text:span> landete auf einem nahegelegenen Ast und rief: „Wir haben gehört, ihr wollt in das Netzwerk eindringen. Wenn das so ist, könnte Raven-Air die Luftraumüberwachung für euch übernehmen. Wir beobachten aus sicherer Entfernung, und niemand wird uns entdecken.“</text:p>
      <text:p text:style-name="P4">„Ja“, fügte Raya hinzu, während sie neben ihm landete. „Wir halten euch den Rücken frei, während ihr das Netzwerk verbessert. Wir haben ein Auge auf alles, was sich in der Basis bewegt.“</text:p>
      <text:p text:style-name="P4">Finn und Fiona nickten. „Das wäre perfekt“, sagte Fiona. „Ihr überwacht die Menschen, während wir das Netzwerk betreten. Aber wir müssen sicherstellen, dass wir das System so verändern, dass niemand es missbrauchen kann – insbesondere die Offiziere, die bereits Verbrechen begangen haben und das Netzwerk nutzen, um ihre Spuren zu verwischen.“</text:p>
      <text:p text:style-name="P4"><text:soft-page-break/>Die Füchse und die Raben entwickelten ihren Plan weiter. Sie wussten, dass Hauptmann Müller, der Kommandant der Basis, offen für neue Ideen war. Am nächsten Morgen machten sich Finn und Fiona auf den Weg zur militärischen Basis, während <text:span text:style-name="T3">Krabat</text:span> und Raya hoch über ihnen kreisten, bereit, jeden Schritt zu beobachten.</text:p>
      <text:p text:style-name="P4">„Raven-Air meldet: Alles ruhig, keine ungewöhnlichen Bewegungen“, rief <text:span text:style-name="T3">Krabat</text:span>, als die Füchse sich dem Hauptquartier näherten. „Der Hauptmann ist in seinem Büro.“</text:p>
      <text:p text:style-name="P4">Die beiden Füchse gingen mutig auf den Hauptmann zu und baten um eine Audienz. Müller, ein erfahrener Soldat mit einem scharfen Verstand, ließ sich die Geschichte der beiden Füchse erzählen.</text:p>
      <text:p text:style-name="P4">„Herr Hauptmann“, begann Fiona, „wir wissen, dass Ihr Neuralink-Glasfaser-Netzwerk das Rückgrat Ihrer Kommunikation und Strategie ist. Aber wir haben festgestellt, dass es anfällig ist für Missbrauch. Einige Offiziere könnten das System für illegale Zwecke verwenden, um alte Verbrechen zu vertuschen. Wir möchten helfen, das Netzwerk zu verbessern, um solche Sicherheitslücken zu schließen.“</text:p>
      <text:p text:style-name="P4">Hauptmann Müller runzelte die Stirn. „Was genau schlagt ihr vor?“</text:p>
      <text:p text:style-name="P4">Finn antwortete: „Wir könnten Root-Access erhalten und das Netzwerk so optimieren, dass niemand ohne Berechtigung darauf zugreifen kann. Vor allem jene Offiziere, die versuchen, das System zu missbrauchen, um ihre Verbrechen zu verschleiern, würden ihre Rechte verlieren.“</text:p>
      <text:p text:style-name="P4">Müller lehnte sich nachdenklich zurück. „Ihr sprecht von einer sehr heiklen Angelegenheit. Ihr meint, es gibt Leute, die das Netzwerk nutzen, um vergangene Straftaten zu vertuschen?“</text:p>
      <text:p text:style-name="P4">Fiona nickte. „Genau das. Einige Offiziere haben das System manipuliert, um ihre Spuren zu verwischen. Doch wenn wir den Root-Access erhalten, können wir ihre Berechtigungen entziehen und verhindern, dass sie es erneut missbrauchen. Dies würde nicht nur die Sicherheit des Netzwerks erhöhen, sondern auch die Stabilität des gesamten Systems verbessern.“</text:p>
      <text:p text:style-name="P4">Der Hauptmann dachte nach und sagte schließlich: „Ich gebe euch den Zugang, aber unter einer Bedingung: Ihr arbeitet nur unter meiner Aufsicht.“</text:p>
      <text:p text:style-name="P4">Finn und Fiona waren einverstanden. Sie wussten, dass sie nicht nur das Netzwerk verbessern mussten, sondern auch verhindern mussten, dass es zu weiteren Verbrechen missbraucht wurde. Einige der Offiziere hatten das Netzwerk schon einmal ausgenutzt, um sich selbst zu schützen – ihre „psychologische Entropie“ <text:span text:style-name="T2">wurde zwar so verbessert</text:span>, indem sie die Kontrolle über das System missbraucht hatten. Diese Entropie, eine Form inneren Chaos', wuchs jedes Mal, wenn sie ihre Macht missbrauchten, um andere, die ihre Taten aufdeckten, zum Schweigen zu bringen.</text:p>
      <text:p text:style-name="P4">Doch was die Offiziere nicht wussten, war, dass ihre persönlichen Handlungen die Entropie des gesamten Systems erhöhten. Das Netzwerk wurde ineffizienter, langsamer, und die Informationen begannen, sich zu stauen. Indem sie versuchten, ihre eigene Schuld zu verbergen, schädigten sie das Gleichgewicht des Systems und setzten es einer gefährlichen Überlastung aus.</text:p>
      <text:p text:style-name="P4">„Wir müssen die Entropie des Systems senken“, sagte Fiona zu Finn, als sie anfingen, am Code des Netzwerks zu arbeiten. „Indem wir den missbräuchlichen Offizieren die Rechte entziehen, stabilisieren <text:soft-page-break/>wir das System. Jeder weitere Missbrauch würde die Struktur des Netzwerks nur weiter destabilisieren.“</text:p>
      <text:p text:style-name="P4">Raven-Air meldete aus der Höhe: „Wir haben ein Auge auf die Offiziere. Einige scheinen nervös zu sein, als ob sie wüssten, dass ihr an ihren Rechten arbeitet.“</text:p>
      <text:p text:style-name="P4">Finn und Fiona arbeiteten unermüdlich daran, das System neu zu konfigurieren. Sie identifizierten die neuralen Muster, die von den kriminellen Offizieren manipuliert worden waren, und entzogen ihnen den Zugriff auf die Kernfunktionen des Netzwerks. Gleichzeitig verbesserten sie die Effizienz des Datenflusses und schufen zusätzliche Schutzmechanismen, die verhinderten, dass das System erneut missbraucht werden konnte.</text:p>
      <text:p text:style-name="P4">„Raven-Air meldet: Die Lage ist ruhig, aber einige Offiziere versuchen, auf das System zuzugreifen – ohne Erfolg“, rief <text:span text:style-name="T3">Krabat</text:span> stolz. „Eure Arbeit zeigt Wirkung.“</text:p>
      <text:p text:style-name="P4">Am Ende des Tages war das Netzwerk stabiler und sicherer als je zuvor. Finn und Fiona hatten es geschafft, das System nicht nur zu verbessern, sondern auch die Entropie zu reduzieren, die durch den Missbrauch der Offiziere entstanden war.</text:p>
      <text:p text:style-name="P4">Hauptmann Müller, beeindruckt von ihrer Arbeit, sagte: „Ihr habt das Netzwerk nicht nur optimiert, sondern auch vor weiteren Missbräuchen geschützt. Ihr habt eure Mission erfüllt.“</text:p>
      <text:p text:style-name="P4">Zufrieden kehrten die Füchse mit ihren Freunden von Raven-Air in den Wald zurück. Sie wussten, dass sie nicht nur Root-Access erhalten, sondern auch die Stabilität des gesamten Systems gerettet hatten. Es war der Triumph von Wissen und Gerechtigkeit über Chaos und Machtmissbrauch.</text:p>
      <text:p text:style-name="Text_20_body"><text:span text:style-name="Strong_20_Emphasis"><text:span text:style-name="T1">Ende</text:span></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4:35:10.507779036</meta:creation-date>
    <dc:date>2024-09-06T15:09:44.930520192</dc:date>
    <meta:editing-duration>PT34M32S</meta:editing-duration>
    <meta:editing-cycles>6</meta:editing-cycles>
    <meta:generator>LibreOffice/7.4.7.2$Linux_X86_64 LibreOffice_project/40$Build-2</meta:generator>
    <meta:print-date>2024-09-06T14:36:47.396009861</meta:print-date>
    <meta:document-statistic meta:table-count="0" meta:image-count="0" meta:object-count="0" meta:page-count="3" meta:paragraph-count="28" meta:word-count="1053" meta:character-count="7285" meta:non-whitespace-character-count="6255"/>
  </office:meta>
</office:document-meta>
</file>